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, 'Segoe UI Web (West European)', 'Segoe UI', apple-system, BlinkMacSystemFont, Roboto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Calibri"/>
    </style:style>
    <style:style style:name="P4" style:family="paragraph" style:parent-style-name="Standard">
      <style:text-properties style:font-name="Calibri" fo:font-size="18pt" style:font-size-asian="18pt" style:font-size-complex="18pt"/>
    </style:style>
    <style:style style:name="P5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333333" style:font-name="Calibri" fo:font-size="24pt" fo:language="pt" fo:country="BR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color="#333333" style:font-name="Calibri" fo:font-size="18pt" fo:language="pt" fo:country="B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.353cm" loext:contextual-spacing="false" fo:text-align="center" style:justify-single-word="false"/>
      <style:text-properties fo:color="#333333"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Calibri"/>
    </style:style>
    <style:style style:name="P12" style:family="paragraph" style:parent-style-name="Standard">
      <style:text-properties style:font-name="Calibri" officeooo:rsid="001322db" officeooo:paragraph-rsid="001322db"/>
    </style:style>
    <style:style style:name="P13" style:family="paragraph" style:parent-style-name="Standard">
      <style:text-properties style:font-name="Calibri" officeooo:paragraph-rsid="001322db"/>
    </style:style>
    <style:style style:name="P14" style:family="paragraph" style:parent-style-name="Standard" style:list-style-name="L1"/>
    <style:style style:name="T1" style:family="text">
      <style:text-properties fo:font-size="24pt" fo:language="pt" fo:country="BR" fo:font-weight="bold" style:font-size-asian="24pt" style:font-weight-asian="bold" style:font-size-complex="24pt"/>
    </style:style>
    <style:style style:name="T2" style:family="text">
      <style:text-properties fo:font-size="24pt" fo:language="pt" fo:country="BR" style:font-size-asian="24pt" style:font-size-complex="24pt"/>
    </style:style>
    <style:style style:name="T3" style:family="text">
      <style:text-properties fo:font-variant="normal" fo:text-transform="none" fo:color="#201f1e" fo:letter-spacing="normal" fo:font-style="normal" fo:font-weight="normal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1322db"/>
    </style:style>
    <style:style style:name="T6" style:family="text">
      <style:text-properties officeooo:rsid="001322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 a t h e r i n e <text:s/>H a l e <text:s/></text:span><text:span text:style-name="T2">F i n e <text:s/>A r t</text:span></text:p>
      <text:p text:style-name="P8"/>
      <text:p text:style-name="P8"/>
      <text:p text:style-name="P9">About me</text:p>
      <text:p text:style-name="P6"/>
      <text:p text:style-name="P3">I'm based in north Cornwall and work mainly in gouache and charcoal. </text:p>
      <text:p text:style-name="P3"/>
      <text:p text:style-name="P3">I previously lived, worked and exhibited in Northern Italy, and Bristol before that. <text:s/>My work is inspired by ordinary, everyday scenes, which become significant in their familiar nature. <text:s/>It could be a side street you always take a sort cut through, a van parked up, graffiti on a railway arch or a jumble of rooftops. </text:p>
      <text:p text:style-name="P1"/>
      <text:p text:style-name="P1">Whatever it is I love these little nooks and crannies surrounding us, and they become the real focal points for my paintings – the extraordinary in the every day. </text:p>
      <text:p text:style-name="P1"/>
      <text:p text:style-name="P1">I sell original work and some limited edition prints, and take commissions.</text:p>
      <text:p text:style-name="P1"/>
      <text:p text:style-name="P1"/>
      <text:p text:style-name="P5">Commissions</text:p>
      <text:p text:style-name="P1"/>
      <text:p text:style-name="P7"><text:span text:style-name="T3">I regularly carry out commissions for individuals and organisations. If you have a favourite place in mind just get in touch, and I'll work with you to get the perfect composition and really understand the meaning of the image to you. I work mainly from photographs and will take fresh shots myself and / or use your own images. I always visit the location in the flesh and provide a sketch or two along with the finished piece. It's up to you to decide if you want the final painting simply mounted or framed. </text:span><text:line-break/></text:p>
      <text:p text:style-name="P1"><text:s/></text:p>
      <text:p text:style-name="P5">Previous exhibitions</text:p>
      <text:p text:style-name="P1"/>
      <text:p text:style-name="P1">CORNWALL</text:p>
      <text:p text:style-name="P1"/>
      <text:p text:style-name="P1">Scarlet Wine Bar, Lelant<text:tab/><text:tab/>Solo exhibition<text:tab/><text:tab/>May 2017</text:p>
      <text:p text:style-name="P1">Penwith Gallery, St Ives<text:tab/><text:tab/>Winter exhibition <text:tab/><text:tab/>November to January 2016</text:p>
      <text:p text:style-name="P1">Truro Arts Cafe, Truro<text:tab/><text:tab/><text:tab/>Solo Exhibition<text:tab/><text:tab/>March 2016<text:tab/><text:tab/></text:p>
      <text:p text:style-name="P1">Lemon Street Gallery <text:tab/><text:tab/><text:tab/>Summer Exhibition <text:tab/><text:tab/>July 2014</text:p>
      <text:p text:style-name="P1"/>
      <text:p text:style-name="P1">ITALY</text:p>
      <text:p text:style-name="P1"/>
      <text:p text:style-name="P1">EC Joint Research Centre, Ispra<text:tab/>Solo exhibition <text:tab/>December 2010</text:p>
      <text:p text:style-name="P1"/>
      <text:p text:style-name="P1">BRISTOL</text:p>
      <text:p text:style-name="P1"/>
      <text:p text:style-name="P1">Tobacco Factory<text:tab/><text:tab/><text:tab/><text:tab/><text:tab/><text:tab/><text:tab/><text:span text:style-name="T6">2006</text:span></text:p>
      <text:list xml:id="list1468300452" text:style-name="L1">
        <text:list-item>
          <text:p text:style-name="P14"><text:span text:style-name="T4">Bar </text:span><text:span text:style-name="T5">One 30</text:span><text:span text:style-name="T4">, Gloucester Road<text:tab/><text:tab/><text:tab/><text:tab/></text:span><text:span text:style-name="T5">2005</text:span></text:p>
        </text:list-item>
      </text:list>
      <text:p text:style-name="P12"><text:soft-page-break/>Living Well Health Spa, Redland<text:tab/><text:tab/><text:tab/><text:tab/>2005</text:p>
      <text:p text:style-name="P13"><text:span text:style-name="T6">Bristol Guild of Art, Park Street<text:tab/><text:tab/><text:tab/><text:tab/>2006</text:span></text:p>
      <text:p text:style-name="P13"><text:span text:style-name="T6">Bordeaux Quay, Bristol<text:tab/><text:tab/><text:tab/><text:tab/><text:tab/><text:tab/>2006</text:span></text:p>
      <text:p text:style-name="P12">Christmas Steps, Expo<text:tab/><text:tab/><text:tab/><text:tab/><text:tab/><text:tab/>2006</text:p>
      <text:p text:style-name="P1"/>
      <text:p text:style-name="P1"/>
      <text:p text:style-name="P5">Contact me:</text:p>
      <text:p text:style-name="P4"/>
      <text:p text:style-name="P1"/>
      <text:p text:style-name="P2">Mobile:<text:tab/>07722 585619</text:p>
      <text:p text:style-name="P2">Email:<text:tab/><text:tab/>cathhale@hotmail.co.uk</text:p>
      <text:p text:style-name="P2">Website:<text:tab/>www.catherinehale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bookmark-start text:name="_GoBack"/>w w w . c a t h e r i n e h a l e . c o m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, 'Segoe UI Web (West European)', 'Segoe UI', apple-system, BlinkMacSystemFont, Roboto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Hale</meta:initial-creator>
    <meta:creation-date>2017-05-01T10:40:13.97</meta:creation-date>
    <dc:date>2020-11-12T14:47:31.284336525</dc:date>
    <meta:editing-duration>PT1H35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32" meta:character-count="1867" meta:non-whitespace-character-count="1510"/>
  </office:meta>
</office:document-meta>
</file>